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inter-regular" svg:font-family="inter-regular, system-ui, apple-system, BlinkMacSystemFont, 'Segoe UI', Roboto, 'Helvetica Neue', Helvetica, Arial, sans-serif"/>
    <style:font-face style:name="times new roman" svg:font-family="'times new roman'"/>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9507in" table:align="left" style:writing-mode="lr-tb"/>
    </style:style>
    <style:style style:name="Table1.A" style:family="table-column">
      <style:table-column-properties style:column-width="1.7625in"/>
    </style:style>
    <style:style style:name="Table1.B" style:family="table-column">
      <style:table-column-properties style:column-width="1.1882in"/>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0194in"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0194in" fo:border="none"/>
    </style:style>
    <style:style style:name="P1" style:family="paragraph" style:parent-style-name="List_20_Paragraph" style:list-style-name="WWNum1"/>
    <style:style style:name="P2" style:family="paragraph" style:parent-style-name="List_20_Paragraph" style:list-style-name="WWNum4"/>
    <style:style style:name="P3" style:family="paragraph" style:parent-style-name="Table_20_Contents">
      <style:paragraph-properties fo:line-height="170%" fo:text-align="justify" style:justify-single-word="false" fo:padding="0.0835in" fo:border="0.0008in solid #c7ccbe"/>
      <style:text-properties fo:color="#333333" style:font-name="inter-regular" fo:font-size="12pt"/>
    </style:style>
    <style:style style:name="P4" style:family="paragraph" style:parent-style-name="Table_20_Contents">
      <style:paragraph-properties fo:margin-left="0in" fo:margin-right="0in" fo:line-height="170%" fo:text-align="justify" style:justify-single-word="false" fo:text-indent="0in" style:auto-text-indent="false" fo:padding="0.0835in" fo:border="0.0008in solid #c7ccbe"/>
      <style:text-properties fo:color="#333333" style:font-name="inter-regular" fo:font-size="12pt"/>
    </style:style>
    <style:style style:name="P5" style:family="paragraph" style:parent-style-name="Table_20_Contents">
      <style:paragraph-properties fo:margin-left="0in" fo:margin-right="0in" fo:line-height="170%" fo:text-align="center" style:justify-single-word="false" fo:text-indent="0in" style:auto-text-indent="false" fo:padding="0.0835in" fo:border="0.0008in solid #c7ccbe"/>
      <style:text-properties fo:color="#333333" style:font-name="inter-regular" fo:font-size="12pt"/>
    </style:style>
    <style:style style:name="P6" style:family="paragraph" style:parent-style-name="Table_20_Heading">
      <style:paragraph-properties fo:text-align="center" style:justify-single-word="false" fo:padding="0in" fo:border="none"/>
      <style:text-properties fo:color="#000000" style:font-name="times new roman" fo:font-size="12.75pt"/>
    </style:style>
    <style:style style:name="P7" style:family="paragraph" style:parent-style-name="Table_20_Heading">
      <style:paragraph-properties fo:margin-left="0in" fo:margin-right="0in" fo:text-align="center" style:justify-single-word="false" fo:text-indent="0in" style:auto-text-indent="false" fo:padding="0in" fo:border="none"/>
      <style:text-properties fo:color="#000000" style:font-name="times new roman" fo:font-size="12.75pt"/>
    </style:style>
    <style:style style:name="P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333333" style:font-name="inter-regular" fo:font-size="12pt" fo:letter-spacing="normal" fo:font-style="normal" fo:font-weight="normal"/>
    </style:style>
    <style:style style:name="P9" style:family="paragraph" style:parent-style-name="Standard" style:master-page-name="Standard">
      <style:paragraph-properties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Assignment 2</text:span></text:p>
      <text:list xml:id="list984241112307135175" text:style-name="WWNum1">
        <text:list-item>
          <text:p text:style-name="P1">Why we need packages in java?</text:p>
        </text:list-item>
      </text:list>
      <text:p text:style-name="List_20_Paragraph">To avoid naming conflict, to control access, to make searching easier, providing controlled access(through default and protected level access) and data encapsulation.</text:p>
      <text:p text:style-name="List_20_Paragraph"/>
      <text:list xml:id="list41663859" text:continue-numbering="true" text:style-name="WWNum1">
        <text:list-item>
          <text:p text:style-name="P1">What is the default imported package?</text:p>
          <text:p text:style-name="P1">Java.lang</text:p>
        </text:list-item>
      </text:list>
      <text:p text:style-name="List_20_Paragraph"/>
      <text:list xml:id="list41679837" text:continue-numbering="true" text:style-name="WWNum1">
        <text:list-item>
          <text:p text:style-name="P1">What is Class? What is Object?</text:p>
        </text:list-item>
      </text:list>
      <text:p text:style-name="List_20_Paragraph">Class is blue print for creating objects.</text:p>
      <text:p text:style-name="List_20_Paragraph">Object is an instance of a class.</text:p>
      <text:p text:style-name="List_20_Paragraph"/>
      <text:list xml:id="list41668604" text:continue-numbering="true" text:style-name="WWNum1">
        <text:list-item>
          <text:p text:style-name="P1">Why we need constructor?</text:p>
        </text:list-item>
      </text:list>
      <text:p text:style-name="List_20_Paragraph">It is a special method that initializes new objects or instance of the class. Without a constructor we can not create instances of class.</text:p>
      <text:p text:style-name="List_20_Paragraph"/>
      <text:list xml:id="list41682423" text:continue-numbering="true" text:style-name="WWNum1">
        <text:list-item>
          <text:p text:style-name="P1">What is the default value of local variable? What is the default value of instance variable?</text:p>
        </text:list-item>
      </text:list>
      <text:p text:style-name="List_20_Paragraph">There is no default value assigned to the local variable.</text:p>
      <text:p text:style-name="List_20_Paragraph">There are default values for instance variable.</text:p>
      <table:table table:name="Table1" table:style-name="Table1">
        <table:table-column table:style-name="Table1.A"/>
        <table:table-column table:style-name="Table1.B"/>
        <table:table-row table:style-name="Table1.1">
          <table:table-cell table:style-name="Table1.A1" office:value-type="string">
            <text:p text:style-name="P6">Instance variable type</text:p>
          </table:table-cell>
          <table:table-cell table:style-name="Table1.A1" office:value-type="string">
            <text:p text:style-name="P7">Default values</text:p>
          </table:table-cell>
        </table:table-row>
        <table:table-row table:style-name="Table1.2">
          <table:table-cell table:style-name="Table1.A2" office:value-type="string">
            <text:p text:style-name="P5">boolean</text:p>
          </table:table-cell>
          <table:table-cell table:style-name="Table1.A2" office:value-type="string">
            <text:p text:style-name="P5">false</text:p>
          </table:table-cell>
        </table:table-row>
        <table:table-row table:style-name="Table1.1">
          <table:table-cell table:style-name="Table1.A2" office:value-type="string">
            <text:p text:style-name="P5">byte</text:p>
          </table:table-cell>
          <table:table-cell table:style-name="Table1.A2" office:value-type="string">
            <text:p text:style-name="P5">(byte) 0</text:p>
          </table:table-cell>
        </table:table-row>
        <table:table-row table:style-name="Table1.2">
          <table:table-cell table:style-name="Table1.A2" office:value-type="string">
            <text:p text:style-name="P5">short</text:p>
          </table:table-cell>
          <table:table-cell table:style-name="Table1.A2" office:value-type="string">
            <text:p text:style-name="P5">(short) 0</text:p>
          </table:table-cell>
        </table:table-row>
        <table:table-row table:style-name="Table1.1">
          <table:table-cell table:style-name="Table1.A2" office:value-type="string">
            <text:p text:style-name="P5">int</text:p>
          </table:table-cell>
          <table:table-cell table:style-name="Table1.A2" office:value-type="string">
            <text:p text:style-name="P5">0</text:p>
          </table:table-cell>
        </table:table-row>
        <table:table-row table:style-name="Table1.2">
          <table:table-cell table:style-name="Table1.A2" office:value-type="string">
            <text:p text:style-name="P5">double</text:p>
          </table:table-cell>
          <table:table-cell table:style-name="Table1.A2" office:value-type="string">
            <text:p text:style-name="P5">0.0d</text:p>
          </table:table-cell>
        </table:table-row>
        <table:table-row table:style-name="Table1.1">
          <table:table-cell table:style-name="Table1.A2" office:value-type="string">
            <text:p text:style-name="P4">float</text:p>
          </table:table-cell>
          <table:table-cell table:style-name="Table1.A2" office:value-type="string">
            <text:p text:style-name="P4">0.0</text:p>
          </table:table-cell>
        </table:table-row>
        <table:table-row table:style-name="Table1.2">
          <table:table-cell table:style-name="Table1.A2" office:value-type="string">
            <text:p text:style-name="P4">long</text:p>
          </table:table-cell>
          <table:table-cell table:style-name="Table1.A2" office:value-type="string">
            <text:p text:style-name="P4">0L</text:p>
          </table:table-cell>
        </table:table-row>
        <table:table-row table:style-name="Table1.1">
          <table:table-cell table:style-name="Table1.A2" office:value-type="string">
            <text:p text:style-name="P4">Object</text:p>
          </table:table-cell>
          <table:table-cell table:style-name="Table1.A2" office:value-type="string">
            <text:p text:style-name="P4">null</text:p>
          </table:table-cell>
        </table:table-row>
        <table:table-row table:style-name="Table1.2">
          <table:table-cell table:style-name="Table1.A2" office:value-type="string">
            <text:p text:style-name="P4">char</text:p>
          </table:table-cell>
          <table:table-cell table:style-name="Table1.A2" office:value-type="string">
            <text:p text:style-name="P3">\u0000</text:p>
          </table:table-cell>
        </table:table-row>
      </table:table>
      <text:p text:style-name="P8"/>
      <text:p text:style-name="List_20_Paragraph"/>
      <text:p text:style-name="List_20_Paragraph"/>
      <text:list xml:id="list41675696" text:continue-numbering="true" text:style-name="WWNum1">
        <text:list-item>
          <text:p text:style-name="P1"><text:soft-page-break/>What is garbage collection?</text:p>
        </text:list-item>
      </text:list>
      <text:p text:style-name="List_20_Paragraph">Garbage collection is the process by which Java program perform automatic memory management. Automatic garbage collection is the process of looking at heap memory, identifying which objects are in use and which are not and deleting the unused objects.</text:p>
      <text:p text:style-name="List_20_Paragraph"/>
      <text:list xml:id="list41682817" text:continue-numbering="true" text:style-name="WWNum1">
        <text:list-item>
          <text:p text:style-name="P1">The protected data can be accessed by subclasses or same package. True or false?</text:p>
        </text:list-item>
      </text:list>
      <text:p text:style-name="List_20_Paragraph">True</text:p>
      <text:p text:style-name="List_20_Paragraph"/>
      <text:list xml:id="list41673047" text:continue-numbering="true" text:style-name="WWNum1">
        <text:list-item>
          <text:p text:style-name="P1">What is immutable class?</text:p>
        </text:list-item>
      </text:list>
      <text:p text:style-name="List_20_Paragraph">Immutable class is the one that can not be changed the object once it is created.</text:p>
      <text:p text:style-name="List_20_Paragraph"/>
      <text:list xml:id="list41668453" text:continue-numbering="true" text:style-name="WWNum1">
        <text:list-item>
          <text:p text:style-name="P1">What’s the difference between “==” and equals method?</text:p>
        </text:list-item>
      </text:list>
      <text:p text:style-name="List_20_Paragraph">== is an operator and equals() is a method.</text:p>
      <text:p text:style-name="List_20_Paragraph">== checks if both objects are referencing the same and equals compares the value of two objects. If the class does not override the equal() method, it uses the one from Object class.</text:p>
      <text:p text:style-name="List_20_Paragraph"/>
      <text:list xml:id="list41666614" text:continue-numbering="true" text:style-name="WWNum1">
        <text:list-item>
          <text:p text:style-name="P1">What is wrapper class?</text:p>
        </text:list-item>
      </text:list>
      <text:p text:style-name="List_20_Paragraph">Wrapper class is a class that wraps objects or primitive data types.</text:p>
      <text:p text:style-name="List_20_Paragraph"/>
      <text:list xml:id="list41694147" text:continue-numbering="true" text:style-name="WWNum1">
        <text:list-item>
          <text:p text:style-name="P1">What is autoboxing?</text:p>
        </text:list-item>
      </text:list>
      <text:p text:style-name="List_20_Paragraph">Automatic conversion of primitive data type to its correspoding wrapper class for example int to Integer.</text:p>
      <text:p text:style-name="List_20_Paragraph"/>
      <text:list xml:id="list41669198" text:continue-numbering="true" text:style-name="WWNum1">
        <text:list-item>
          <text:p text:style-name="P1">StringBuilder is threadsafe but slower than StringBuffer, true or false?</text:p>
        </text:list-item>
      </text:list>
      <text:p text:style-name="List_20_Paragraph">False. </text:p>
      <text:p text:style-name="List_20_Paragraph">StringBuffer is thread safe and it is slower than StringBuilder.</text:p>
      <text:p text:style-name="List_20_Paragraph"><text:s/></text:p>
      <text:list xml:id="list41675143" text:continue-numbering="true" text:style-name="WWNum1">
        <text:list-item>
          <text:p text:style-name="P1">Constructor can be inherited, true or false?</text:p>
        </text:list-item>
      </text:list>
      <text:p text:style-name="List_20_Paragraph">False, Constructors can not be inherited in Java.</text:p>
      <text:p text:style-name="List_20_Paragraph"/>
      <text:list xml:id="list41666565" text:continue-numbering="true" text:style-name="WWNum1">
        <text:list-item>
          <text:p text:style-name="P1">How to call a super class’s constructor?</text:p>
        </text:list-item>
      </text:list>
      <text:p text:style-name="List_20_Paragraph">Super() keyword.</text:p>
      <text:p text:style-name="List_20_Paragraph"/>
      <text:list xml:id="list41683454" text:continue-numbering="true" text:style-name="WWNum1">
        <text:list-item>
          <text:p text:style-name="P1">Which class is the super class of all classes?</text:p>
        </text:list-item>
      </text:list>
      <text:p text:style-name="List_20_Paragraph">Object class.</text:p>
      <text:p text:style-name="List_20_Paragraph"/>
      <text:list xml:id="list41684462" text:continue-numbering="true" text:style-name="WWNum1">
        <text:list-item>
          <text:p text:style-name="P1">Create a program to count how many files/folders are there inside one folder.</text:p>
          <text:p text:style-name="P1"/>
        </text:list-item>
      </text:list>
      <text:list xml:id="list5171847342053097732" text:style-name="WWNum4">
        <text:list-item>
          <text:p text:style-name="P2">the count method should take a parameter called Criteria like this: count(Criteria criteria){}</text:p>
        </text:list-item>
        <text:list-item>
          <text:p text:style-name="P2">For Criteria class, multiple conditions should be included such as: folder path, includeSubFolder or not, the extension of the file be counted and so on. </text:p>
        </text:list-item>
        <text:list-item>
          <text:p text:style-name="P2">Optional: Take the input from keyboard.</text:p>
        </text:list-item>
        <text:list-item>
          <text:p text:style-name="P2"><text:bookmark text:name="_GoBack"/><text:soft-page-break/>Take care of the invalid inputs. Exception handling.</text:p>
        </text:list-item>
        <text:list-item>
          <text:p text:style-name="P2">Get proper result displayed.<text:line-break/>”There are XXX file(s) and XXX folder(s) inside folder XXX with extension XXX.” or something user friendly.</text:p>
        </text:list-item>
      </text:list>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inter-regular" svg:font-family="inter-regular, system-ui, apple-system, BlinkMacSystemFont, 'Segoe UI', Roboto, 'Helvetica Neue', Helvetica, Arial, sans-serif"/>
    <style:font-face style:name="times new roman" svg:font-family="'times new roman'"/>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wei Zhuang</meta:initial-creator>
    <meta:editing-cycles>2</meta:editing-cycles>
    <meta:creation-date>2015-12-01T17:14:00</meta:creation-date>
    <dc:date>2022-04-02T21:44:28.08</dc:date>
    <meta:editing-duration>PT3H19M33S</meta:editing-duration>
    <meta:generator>OpenOffice/4.1.6$Win32 OpenOffice.org_project/416m1$Build-9790</meta:generator>
    <meta:document-statistic meta:table-count="1" meta:image-count="0" meta:object-count="0" meta:page-count="3" meta:paragraph-count="62" meta:word-count="469" meta:character-count="27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